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7_5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7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. M. Isaacs &amp; Son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5629</text:p>
      <text:p text:style-name="P2">Date (derived from Gregorian calendar)<text:tab/>3 September 1860</text:p>
      <text:p text:style-name="P2">Month<text:tab/><text:tab/><text:tab/><text:tab/><text:tab/><text:tab/>September</text:p>
      <text:p text:style-name="P2">Year<text:tab/><text:tab/><text:tab/><text:tab/><text:tab/><text:tab/>1860</text:p>
      <text:p text:style-name="P2">Hebrew Date<text:tab/><text:tab/><text:tab/><text:tab/><text:tab/></text:p>
      <text:p text:style-name="P2">Undated</text:p>
      <text:p text:style-name="P2">City<text:tab/><text:tab/><text:tab/><text:tab/><text:tab/><text:tab/>New York</text:p>
      <text:p text:style-name="P2">State<text:tab/><text:tab/><text:tab/><text:tab/><text:tab/><text:tab/>New York<text:tab/>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[Page 1]</text:p>
      <text:p text:style-name="P4">119 West Houston St./</text:p>
      <text:p text:style-name="P4"><text:span text:style-name="T1">New York, Sept. 3</text:span><text:span text:style-name="T2">rd</text:span><text:span text:style-name="T1"> 5620/</text:span></text:p>
      <text:p text:style-name="P2">Revd &amp; Dear Sir,/</text:p>
      <text:p text:style-name="P2"><text:tab/>Your esteemed favor of/ yesterday has just been received, and/ we hasten to reply that we do not/ think we can afford ourselves the/ gratification of inserting your/ able refutation of Dr Kalisch's “opinion”,/ this week, for the reason that we/ were obliged, in consequence of the/ large number of articles on the/ subject to reject several &amp; insert/ the rest in the order of their reception./ <text:s/>Dr Bondis, with two others that reached/ us early last week, we have published/ first, and we are obliged to defer/ your answer together with that of/ Revd A. Rice (of Baltimore) till our/ next./</text:p>
      <text:p text:style-name="P2"><text:tab/>Regretting that we have/ been unable to give your valued/</text:p>
      <text:p text:style-name="P2"/>
      <text:p text:style-name="P2">[Page 2]</text:p>
      <text:p text:style-name="P2">article as early an insertion as/ we could have wished, and again/ assuring you of the pleasure it/ always <text:soft-page-break/>affords us to hear from/ you we remain/</text:p>
      <text:p text:style-name="P2"><text:tab/><text:tab/><text:tab/><text:tab/><text:tab/><text:tab/>Yours Very Respectfully/</text:p>
      <text:p text:style-name="P2"><text:tab/><text:tab/><text:tab/><text:tab/><text:tab/><text:tab/><text:tab/>SM Isaacs &amp; Son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3T12:46:45</meta:creation-date>
    <dc:date>2011-12-12T12:40:26.53</dc:date>
    <dc:language>en-US</dc:language>
    <meta:editing-cycles>3</meta:editing-cycles>
    <meta:editing-duration>PT00H07M49S</meta:editing-duration>
    <dc:creator>Penn Libraries</dc:creator>
    <meta:document-statistic meta:table-count="0" meta:image-count="0" meta:object-count="0" meta:page-count="3" meta:paragraph-count="70" meta:word-count="338" meta:character-count="2199"/>
    <meta:user-defined meta:name="Info 1"/>
    <meta:user-defined meta:name="Info 2"/>
    <meta:user-defined meta:name="Info 3"/>
    <meta:user-defined meta:name="Info 4"/>
  </office:meta>
</office:document-meta>
</file>